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style:line-height-at-least="0.198in"/>
      <style:text-properties fo:color="#000000" loext:opacity="100%" style:font-name="Liberation Sans" fo:font-size="11pt" fo:font-weight="normal" officeooo:rsid="000e58e2" officeooo:paragraph-rsid="000e58e2" fo:background-color="transparent" style:font-size-asian="11pt" style:font-weight-asian="normal" style:font-size-complex="11pt" style:font-weight-complex="normal"/>
    </style:style>
    <style:style style:name="P2" style:family="paragraph" style:parent-style-name="Standard">
      <style:paragraph-properties style:line-height-at-least="0.198in"/>
      <style:text-properties fo:color="#000000" loext:opacity="100%" style:font-name="Liberation Sans" fo:font-size="11pt" fo:font-weight="normal" officeooo:rsid="0009ff9a" officeooo:paragraph-rsid="000e58e2" fo:background-color="transparent" style:font-size-asian="11pt" style:font-size-complex="11pt"/>
    </style:style>
    <style:style style:name="P3" style:family="paragraph" style:parent-style-name="Standard">
      <style:paragraph-properties style:line-height-at-least="0.198in"/>
      <style:text-properties fo:color="#000000" loext:opacity="100%" style:font-name="Liberation Sans" fo:font-size="11pt" fo:font-weight="normal" officeooo:paragraph-rsid="000f57b0" fo:background-color="transparent" style:font-size-asian="11pt" style:font-size-complex="11pt"/>
    </style:style>
    <style:style style:name="P4" style:family="paragraph" style:parent-style-name="Standard">
      <style:paragraph-properties style:line-height-at-least="0.198in"/>
      <style:text-properties fo:color="#000000" loext:opacity="100%" style:font-name="Liberation Sans" fo:font-size="11pt" fo:font-weight="normal" officeooo:rsid="000b92e0" officeooo:paragraph-rsid="000d3d0c" fo:background-color="transparent" style:font-size-asian="11pt" style:font-size-complex="11pt"/>
    </style:style>
    <style:style style:name="P5" style:family="paragraph" style:parent-style-name="Standard">
      <style:paragraph-properties style:line-height-at-least="0.198in"/>
      <style:text-properties fo:color="#000000" loext:opacity="100%" style:font-name="Liberation Sans" fo:font-size="11pt" fo:font-weight="normal" officeooo:rsid="000b92e0" officeooo:paragraph-rsid="000b92e0" fo:background-color="transparent" style:font-size-asian="11pt" style:font-size-complex="11pt"/>
    </style:style>
    <style:style style:name="P6" style:family="paragraph" style:parent-style-name="Standard">
      <style:paragraph-properties style:line-height-at-least="0.198in"/>
      <style:text-properties fo:color="#000000" loext:opacity="100%" style:font-name="Liberation Sans" fo:font-size="11pt" fo:font-weight="normal" officeooo:rsid="000e40b9" officeooo:paragraph-rsid="000e40b9" fo:background-color="transparent" style:font-size-asian="11pt" style:font-size-complex="11pt"/>
    </style:style>
    <style:style style:name="P7" style:family="paragraph" style:parent-style-name="Standard">
      <style:paragraph-properties style:line-height-at-least="0.198in" fo:text-align="center" style:justify-single-word="false"/>
      <style:text-properties fo:color="#000000" loext:opacity="100%" style:font-name="Liberation Sans" fo:font-size="16pt" fo:font-weight="bold" officeooo:rsid="000f57b0" officeooo:paragraph-rsid="000f57b0" fo:background-color="transparent" style:font-size-asian="14pt" style:font-weight-asian="bold" style:font-size-complex="16pt" style:font-weight-complex="bold"/>
    </style:style>
    <style:style style:name="P8" style:family="paragraph" style:parent-style-name="Standard">
      <style:paragraph-properties style:line-height-at-least="0.198in"/>
      <style:text-properties fo:color="#000000" loext:opacity="100%" style:font-name="Liberation Sans" fo:font-size="11pt" fo:font-weight="bold" fo:background-color="transparent" style:font-size-asian="11pt" style:font-weight-asian="bold" style:font-size-complex="11pt" style:font-weight-complex="bold"/>
    </style:style>
    <style:style style:name="P9" style:family="paragraph" style:parent-style-name="Standard">
      <style:paragraph-properties style:line-height-at-least="0.198in"/>
      <style:text-properties fo:color="#000000" loext:opacity="100%" style:font-name="Liberation Sans" fo:font-size="11pt" fo:font-weight="bold" officeooo:rsid="001223d1" officeooo:paragraph-rsid="000f57b0" fo:background-color="transparent" style:font-size-asian="11pt" style:font-weight-asian="bold" style:font-size-complex="11pt" style:font-weight-complex="bold"/>
    </style:style>
    <style:style style:name="P10" style:family="paragraph" style:parent-style-name="Standard">
      <style:paragraph-properties style:line-height-at-least="0.198in"/>
      <style:text-properties fo:color="#000000" loext:opacity="100%" style:font-name="Liberation Sans" fo:font-size="11pt" fo:font-weight="bold" officeooo:rsid="001223d1" officeooo:paragraph-rsid="001223d1" fo:background-color="transparent" style:font-size-asian="11pt" style:font-weight-asian="bold" style:font-size-complex="11pt" style:font-weight-complex="bold"/>
    </style:style>
    <style:style style:name="P11" style:family="paragraph" style:parent-style-name="Standard">
      <style:paragraph-properties style:line-height-at-least="0.198in" style:writing-mode="lr-tb"/>
      <style:text-properties fo:color="#000000" loext:opacity="100%" style:font-name="Liberation Sans" fo:font-size="11pt" fo:font-weight="bold" officeooo:rsid="00151c16" officeooo:paragraph-rsid="00151c16" fo:background-color="transparent" style:font-size-asian="11pt" style:font-weight-asian="bold" style:font-size-complex="11pt" style:font-weight-complex="bold"/>
    </style:style>
    <style:style style:name="P12" style:family="paragraph" style:parent-style-name="Standard" style:list-style-name="L1">
      <style:paragraph-properties style:line-height-at-least="0.198in"/>
      <style:text-properties fo:color="#000000" loext:opacity="100%" style:font-name="Liberation Sans" fo:font-size="11pt" fo:font-weight="normal" officeooo:rsid="000e58e2" officeooo:paragraph-rsid="000e58e2" fo:background-color="transparent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style:line-height-at-least="0.198in"/>
      <style:text-properties fo:color="#000000" loext:opacity="100%" style:font-name="Liberation Sans" fo:font-size="11pt" fo:font-weight="normal" officeooo:rsid="001223d1" officeooo:paragraph-rsid="001223d1" fo:background-color="transparent" style:font-size-asian="11pt" style:font-weight-asian="normal" style:font-size-complex="11pt" style:font-weight-complex="normal"/>
    </style:style>
    <style:style style:name="P14" style:family="paragraph" style:parent-style-name="Standard" style:list-style-name="L3">
      <style:paragraph-properties style:line-height-at-least="0.198in"/>
      <style:text-properties fo:color="#000000" loext:opacity="100%" style:font-name="Liberation Sans" fo:font-size="11pt" fo:font-weight="normal" officeooo:rsid="001223d1" officeooo:paragraph-rsid="001223d1" fo:background-color="transparent" style:font-size-asian="11pt" style:font-weight-asian="normal" style:font-size-complex="11pt" style:font-weight-complex="normal"/>
    </style:style>
    <style:style style:name="P15" style:family="paragraph" style:parent-style-name="Standard" style:list-style-name="L4">
      <style:paragraph-properties style:line-height-at-least="0.198in"/>
      <style:text-properties fo:color="#000000" loext:opacity="100%" style:font-name="Liberation Sans" fo:font-size="11pt" fo:font-weight="normal" officeooo:rsid="001223d1" officeooo:paragraph-rsid="001223d1" fo:background-color="transparent" style:font-size-asian="11pt" style:font-weight-asian="normal" style:font-size-complex="11pt" style:font-weight-complex="normal"/>
    </style:style>
    <style:style style:name="P16" style:family="paragraph" style:parent-style-name="Standard" style:list-style-name="L3">
      <style:paragraph-properties style:line-height-at-least="0.198in"/>
      <style:text-properties fo:color="#000000" loext:opacity="100%" style:font-name="Liberation Sans" fo:font-size="11pt" fo:font-weight="normal" officeooo:rsid="00145a26" officeooo:paragraph-rsid="00145a26" fo:background-color="transparent" style:font-size-asian="11pt" style:font-weight-asian="normal" style:font-size-complex="11pt" style:font-weight-complex="normal"/>
    </style:style>
    <style:style style:name="P17" style:family="paragraph" style:parent-style-name="Standard" style:list-style-name="L1">
      <style:paragraph-properties style:line-height-at-least="0.198in"/>
      <style:text-properties fo:color="#000000" loext:opacity="100%" style:font-name="Liberation Sans" fo:font-size="11pt" fo:font-weight="normal" officeooo:rsid="000e58e2" officeooo:paragraph-rsid="000e58e2" fo:background-color="transparent" style:font-size-asian="11pt" style:font-size-complex="11pt"/>
    </style:style>
    <style:style style:name="P18" style:family="paragraph" style:parent-style-name="Standard">
      <style:paragraph-properties style:line-height-at-least="0.198in"/>
      <style:text-properties fo:color="#000000" loext:opacity="100%" style:font-name="Liberation Sans" fo:font-size="11pt" fo:font-weight="normal" officeooo:rsid="000e58e2" officeooo:paragraph-rsid="000f57b0" fo:background-color="transparent" style:font-size-asian="11pt" style:font-size-complex="11pt"/>
    </style:style>
    <style:style style:name="P19" style:family="paragraph" style:parent-style-name="Standard">
      <style:paragraph-properties style:line-height-at-least="0.198in" fo:text-align="center" style:justify-single-word="false"/>
      <style:text-properties fo:color="#000000" loext:opacity="100%" style:font-name="Liberation Sans" fo:font-size="10pt" fo:font-weight="normal" officeooo:rsid="000f96d4" officeooo:paragraph-rsid="000f96d4" fo:background-color="transparent" style:font-size-asian="8.75pt" style:font-weight-asian="normal" style:font-size-complex="10pt" style:font-weight-complex="normal"/>
    </style:style>
    <style:style style:name="P20" style:family="paragraph" style:parent-style-name="Standard" style:list-style-name="L1">
      <style:paragraph-properties style:line-height-at-least="0.198in"/>
      <style:text-properties officeooo:paragraph-rsid="000e58e2"/>
    </style:style>
    <style:style style:name="P21" style:family="paragraph" style:parent-style-name="Standard" style:list-style-name="L1">
      <style:paragraph-properties style:line-height-at-least="0.198in"/>
      <style:text-properties officeooo:paragraph-rsid="000f57b0"/>
    </style:style>
    <style:style style:name="P22" style:family="paragraph" style:parent-style-name="Standard" style:list-style-name="L2">
      <style:paragraph-properties style:line-height-at-least="0.198in"/>
      <style:text-properties officeooo:paragraph-rsid="000d3d0c"/>
    </style:style>
    <style:style style:name="P23" style:family="paragraph" style:parent-style-name="Standard" style:list-style-name="L2">
      <style:paragraph-properties style:line-height-at-least="0.198in"/>
      <style:text-properties officeooo:paragraph-rsid="000b92e0"/>
    </style:style>
    <style:style style:name="P24" style:family="paragraph" style:parent-style-name="Standard">
      <style:text-properties style:font-name="Liberation Sans" fo:font-size="11pt" fo:font-weight="bold" officeooo:rsid="00151c16" officeooo:paragraph-rsid="00151c16" style:font-size-asian="11pt" style:font-weight-asian="bold" style:font-size-complex="11pt" style:font-weight-complex="bold"/>
    </style:style>
    <style:style style:name="P25" style:family="paragraph" style:parent-style-name="Standard" style:list-style-name="L5">
      <style:text-properties style:font-name="Liberation Sans" fo:font-size="11pt" fo:font-weight="normal" officeooo:rsid="00151c16" officeooo:paragraph-rsid="00151c16" style:font-size-asian="11pt" style:font-weight-asian="normal" style:font-size-complex="11pt" style:font-weight-complex="normal"/>
    </style:style>
    <style:style style:name="P26" style:family="paragraph" style:parent-style-name="Standard" style:list-style-name="L5">
      <style:text-properties style:font-name="Liberation Sans" fo:font-size="11pt" fo:font-weight="normal" officeooo:rsid="001651e6" officeooo:paragraph-rsid="001651e6" style:font-size-asian="11pt" style:font-weight-asian="normal" style:font-size-complex="11pt" style:font-weight-complex="normal"/>
    </style:style>
    <style:style style:name="T1" style:family="text">
      <style:text-properties fo:color="#000000" loext:opacity="100%" style:font-name="Liberation Sans" fo:font-size="11pt" fo:font-weight="normal" fo:background-color="transparent" loext:char-shading-value="0" style:font-size-asian="11pt" style:font-size-complex="11pt"/>
    </style:style>
    <style:style style:name="T2" style:family="text">
      <style:text-properties fo:color="#000000" loext:opacity="100%" style:font-name="Liberation Sans" fo:font-size="11pt" fo:font-weight="normal" officeooo:rsid="0009ff9a" fo:background-color="transparent" loext:char-shading-value="0" style:font-size-asian="11pt" style:font-size-complex="11pt"/>
    </style:style>
    <style:style style:name="T3" style:family="text">
      <style:text-properties fo:color="#000000" loext:opacity="100%" style:font-name="Liberation Sans" fo:font-size="11pt" fo:font-weight="normal" officeooo:rsid="000f57b0" fo:background-color="transparent" loext:char-shading-value="0" style:font-size-asian="11pt" style:font-size-complex="11pt"/>
    </style:style>
    <style:style style:name="T4" style:family="text">
      <style:text-properties fo:color="#000000" loext:opacity="100%" style:font-name="Liberation Sans" fo:font-size="11pt" fo:font-weight="normal" officeooo:rsid="000d3d0c" fo:background-color="transparent" loext:char-shading-value="0" style:font-size-asian="11pt" style:font-size-complex="11pt"/>
    </style:style>
    <style:style style:name="T5" style:family="text">
      <style:text-properties fo:color="#000000" loext:opacity="100%" style:font-name="Liberation Sans" fo:font-size="11pt" fo:font-weight="normal" officeooo:rsid="000e58e2" fo:background-color="transparent" loext:char-shading-value="0" style:font-size-asian="11pt" style:font-size-complex="11pt"/>
    </style:style>
    <style:style style:name="T6" style:family="text">
      <style:text-properties fo:color="#000000" loext:opacity="100%" style:font-name="Liberation Sans" fo:font-size="11pt" fo:font-weight="normal" officeooo:rsid="000b92e0" fo:background-color="transparent" loext:char-shading-value="0" style:font-size-asian="11pt" style:font-size-complex="11pt"/>
    </style:style>
    <style:style style:name="T7" style:family="text">
      <style:text-properties fo:color="#000000" loext:opacity="100%" style:text-position="super 58%" style:font-name="Liberation Sans" fo:font-size="11pt" fo:font-weight="normal" officeooo:rsid="000e58e2" fo:background-color="transparent" loext:char-shading-value="0" style:font-size-asian="11pt" style:font-size-complex="11pt"/>
    </style:style>
    <style:style style:name="T8" style:family="text">
      <style:text-properties fo:color="#000000" loext:opacity="100%" style:text-position="super 58%" style:font-name="Liberation Sans" fo:font-size="11pt" fo:font-weight="normal" officeooo:rsid="000b92e0" fo:background-color="transparent" loext:char-shading-value="0" style:font-size-asian="11pt" style:font-size-complex="11pt"/>
    </style:style>
    <style:style style:name="T9" style:family="text">
      <style:text-properties officeooo:rsid="000e40b9"/>
    </style:style>
    <style:style style:name="T10" style:family="text">
      <style:text-properties officeooo:rsid="000e58e2"/>
    </style:style>
    <style:style style:name="T11" style:family="text">
      <style:text-properties officeooo:rsid="001223d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2ba65"/>
    </style:style>
    <style:style style:name="T14" style:family="text">
      <style:text-properties officeooo:rsid="0014a8d9"/>
    </style:style>
    <style:style style:name="T15" style:family="text">
      <style:text-properties officeooo:rsid="00151c16"/>
    </style:style>
    <style:style style:name="T16" style:family="text">
      <style:text-properties officeooo:rsid="001651e6"/>
    </style:style>
    <style:style style:name="T17" style:family="text">
      <style:text-properties officeooo:rsid="0018d67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enerating Transaction_<text:span text:style-name="T17">Items Table</text:span></text:p>
      <text:p text:style-name="P19"/>
      <text:p text:style-name="P19"/>
      <text:p text:style-name="P8"><text:span text:style-name="T11">Preliminary Plan</text:span>: </text:p>
      <text:p text:style-name="P1"/>
      <text:list xml:id="list3250044742" text:style-name="L1">
        <text:list-item>
          <text:p text:style-name="P12">7500 customer transactions will <text:s/>be created.</text:p>
        </text:list-item>
      </text:list>
      <text:p text:style-name="P1"/>
      <text:list xml:id="list185450746168639" text:continue-numbering="true" text:style-name="L1">
        <text:list-item>
          <text:p text:style-name="P20"><text:span text:style-name="T2">Each customer transaction will </text:span><text:span text:style-name="T3">initially </text:span><text:span text:style-name="T2">be stored as a list of length 9 where the first item </text:span><text:span text:style-name="T4">in the list </text:span><text:span text:style-name="T2">will be the unique transaction ID and the following 8 values are</text:span><text:span text:style-name="T4"> lists of length 2. Each nested list will contain the randomly selected item (as its unique item_id)</text:span><text:span text:style-name="T2"> </text:span><text:span text:style-name="T4">and its price separated by the * character</text:span><text:span text:style-name="T2">. </text:span></text:p>
        </text:list-item>
      </text:list>
      <text:p text:style-name="P2"/>
      <text:list xml:id="list185450708605248" text:continue-numbering="true" text:style-name="L1">
        <text:list-item>
          <text:p text:style-name="P17">The items will be selected using the following process:</text:p>
          <text:list>
            <text:list-item>
              <text:p text:style-name="P21"><text:span text:style-name="T2">A</text:span><text:span text:style-name="T1"> for-loop will iterate once for each unique transaction </text:span><text:span text:style-name="T3">and first </text:span><text:span text:style-name="T2">generate the transaction_id, which assigns the </text:span><text:span text:style-name="T3">string ‘trans’ + the </text:span><text:span text:style-name="T2">nth iteration of the for-loop as the unique transaction_id. </text:span></text:p>
            </text:list-item>
          </text:list>
        </text:list-item>
      </text:list>
      <text:p text:style-name="P3"/>
      <text:list xml:id="list185451611154953" text:continue-numbering="true" text:style-name="L1">
        <text:list-item>
          <text:p text:style-name="P20"><text:span text:style-name="T3">Next, the</text:span><text:span text:style-name="T5"> for-loop will iterate over each category (smoothie and juice here are joined as 1 category making 4 total </text:span><text:span text:style-name="T3">categories</text:span><text:span text:style-name="T5">) and skip, or select 1 or 2 items. </text:span></text:p>
        </text:list-item>
      </text:list>
      <text:p text:style-name="P2"/>
      <text:list xml:id="list185450836684425" text:continue-numbering="true" text:style-name="L1">
        <text:list-item>
          <text:p text:style-name="P20"><text:span text:style-name="T2">The list </text:span><text:span text:style-name="T4">of lists </text:span><text:span text:style-name="T2">will be appended to a pandas DataFrame with the columns [transaction_id, item_</text:span><text:span text:style-name="T4">price</text:span><text:span text:style-name="T2">1, item_</text:span><text:span text:style-name="T4">price</text:span><text:span text:style-name="T2">2, … item_</text:span><text:span text:style-name="T4">price</text:span><text:span text:style-name="T2">8]. </text:span></text:p>
        </text:list-item>
      </text:list>
      <text:p text:style-name="P2"><text:s text:c="12"/></text:p>
      <text:list xml:id="list3649122464" text:style-name="L2">
        <text:list-item>
          <text:p text:style-name="P22"><text:span text:style-name="T6">Then the DataFrame will be ‘melted’ so that there are just 2 columns: [transaction_id, item_</text:span><text:span text:style-name="T4">price</text:span><text:span text:style-name="T6">]. In this melted DataFrame, transaction_id will no longer be a unique column, as it will be duplicated for the number of items that the customer ordered. </text:span></text:p>
        </text:list-item>
      </text:list>
      <text:p text:style-name="P4"/>
      <text:list xml:id="list185451530637594" text:continue-numbering="true" text:style-name="L2">
        <text:list-item>
          <text:p text:style-name="P22"><text:span text:style-name="T4">The item_price column will be split so that item_id and price are in their own unique columns. </text:span><text:span text:style-name="T6">A new column ‘transaction_item_id’ will be created that is simply an ID for each row where each ID is the nth row of the DataFrame. </text:span></text:p>
        </text:list-item>
      </text:list>
      <text:p text:style-name="P5"/>
      <text:list xml:id="list185450934828739" text:continue-numbering="true" text:style-name="L2">
        <text:list-item>
          <text:p text:style-name="P23"><text:span text:style-name="T6">Next, a </text:span><text:span text:style-name="T4">5</text:span><text:span text:style-name="T7">t</text:span><text:span text:style-name="T8">h </text:span><text:span text:style-name="T6">column will be created ‘</text:span><text:span text:style-name="T4">quantity</text:span><text:span text:style-name="T6">’. This will </text:span><text:span text:style-name="T4">search by transaction_id number for duplicate rows and if a duplicate is found, the ‘quantity’ column will be assigned the number 2. Otherwise, if there are no duplicates, a 1 will be assigned to the quantity column.</text:span></text:p>
        </text:list-item>
      </text:list>
      <text:p text:style-name="P5"/>
      <text:p text:style-name="P6">The data for the transaction_items table is complete.</text:p>
      <text:p text:style-name="P6"/>
      <text:p text:style-name="P3"><text:span text:style-name="T9">The Next step is to create the transactions table </text:span><text:span text:style-name="T10">from the data in the transaction_items table. </text:span></text:p>
      <text:p text:style-name="P18">This process will be done through PostgreSQL.</text:p>
      <text:p text:style-name="P18"/>
      <text:p text:style-name="P9"/>
      <text:p text:style-name="P13"/>
      <text:p text:style-name="P10">Why that didn’t work: </text:p>
      <text:list xml:id="list1355177" text:style-name="L3">
        <text:list-item>
          <text:p text:style-name="P14">everything worked fluidly up until the melting step. I found it impossible to melt the data and retain the unique transaction IDs. When trying to melt the DataFrame, the best result I had was each item was assigned a unique transaction ID instead of the item retaining its original transaction ID. </text:p>
        </text:list-item>
        <text:list-item>
          <text:p text:style-name="P16">I ran into <text:span text:style-name="T14">another issue </text:span>when I <text:span text:style-name="T14">began</text:span> to create a column for item quantity. The issue was that I didn’t have a detailed plan in <text:span text:style-name="T14">p</text:span>lace <text:span text:style-name="T14">to accomplish this task. Without brainstorming first </text:span><text:soft-page-break/><text:span text:style-name="T14">and coming up with a plan, I again fumbled until I committed myself to planning and then executing. I also wrote out some of my thoughts and different options as I conceived them.</text:span></text:p>
        </text:list-item>
      </text:list>
      <text:p text:style-name="P13"/>
      <text:p text:style-name="P13"/>
      <text:p text:style-name="P13"><text:span text:style-name="T12"/></text:p>
      <text:p text:style-name="P13"><text:span text:style-name="T12">What worked:</text:span> </text:p>
      <text:p text:style-name="P13"/>
      <text:p text:style-name="P13">First, I cried and tried 1 million different ways to melt or pivot the DataFrame. Then I returned to the for-loop that created the data. <text:span text:style-name="T13">I fumbled for almost an hour before I decided to focus my thoughts and write out a quick plan. </text:span><text:span text:style-name="T14">Creating an outline for </text:span><text:span text:style-name="T13">a plan </text:span><text:span text:style-name="T15">enabled me to avoid</text:span><text:span text:style-name="T13"> overwhelm</text:span><text:span text:style-name="T15">ing</text:span><text:span text:style-name="T13"> myself with different ideas </text:span><text:span text:style-name="T15">and the different facets of the problem all at once</text:span></text:p>
      <text:p text:style-name="P13"/>
      <text:p text:style-name="P11">Separation of columns:</text:p>
      <text:list xml:id="list3427992791" text:style-name="L4">
        <text:list-item>
          <text:p text:style-name="P15">I returned to the generation phase and created 1 list per transaction where each element in the list was a string containing the transaction id, the item id, and the price of that item all separated by an ‘_’ character. </text:p>
        </text:list-item>
        <text:list-item>
          <text:p text:style-name="P15">The transaction list was added to a master list and then reset in the next iteration of the for-loop. In the end, the master list was transformed into a DataFrame and the split method was used to separate the transaction id, item id, and item price into 3 separate columns.</text:p>
        </text:list-item>
      </text:list>
      <text:p text:style-name="P13"/>
      <text:p text:style-name="Standard"/>
      <text:p text:style-name="P24">Creating quantity column:</text:p>
      <text:list xml:id="list1496174271" text:style-name="L5">
        <text:list-item>
          <text:p text:style-name="P25"><text:s/>I used the .duplicated() method (specifying to label ALL duplicates as opposed to only the first, which is the default setting) to create a Boolean column called duplicate labeling duplicate rows as True. </text:p>
        </text:list-item>
        <text:list-item>
          <text:p text:style-name="P25">Then I created a column for the quantity and all rows quantity = 1.</text:p>
        </text:list-item>
        <text:list-item>
          <text:p text:style-name="P25">Next, I used a for-loop to iterate row by row and if the value for duplicate = True, then the quantity value would be changed to 2. This still leaves all duplicates in the dataframe. </text:p>
        </text:list-item>
        <text:list-item>
          <text:p text:style-name="P25">Next, I used the drop_duplicates() method (specifying the keep parameter = first or last). <text:span text:style-name="T16">This dropped all duplicates. </text:span></text:p>
        </text:list-item>
        <text:list-item>
          <text:p text:style-name="P26">Finally, I dropped the duplicate column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14:58:16.635726215</meta:creation-date>
    <dc:date>2024-02-18T18:54:49.399628049</dc:date>
    <meta:editing-duration>PT1H39M3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29" meta:word-count="729" meta:character-count="4163" meta:non-whitespace-character-count="3450"/>
  </office:meta>
</office:document-meta>
</file>